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8" table:default-cell-style-name="ce3"/>
        <table:table-column table:style-name="co1" table:default-cell-style-name="ce4"/>
        <table:table-column table:style-name="co1" table:number-columns-repeated="10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table:number-columns-spanned="10" table:number-rows-spanned="1"/>
          <table:covered-table-cell table:number-columns-repeated="9" table:style-name="Default"/>
          <table:table-cell table:style-name="ce5"/>
          <table:table-cell table:style-name="ce6" office:value-type="string" calcext:value-type="string" table:number-columns-spanned="11" table:number-rows-spanned="1">
            <text:p>Passing</text:p>
          </table:table-cell>
          <table:covered-table-cell table:number-columns-repeated="10" table:style-name="Default"/>
          <table:table-cell table:style-name="ce6" office:value-type="string" calcext:value-type="string" table:number-columns-spanned="4" table:number-rows-spanned="1">
            <text:p>Rushing</text:p>
          </table:table-cell>
          <table:covered-table-cell table:number-columns-repeated="3" table:style-name="Default"/>
          <table:table-cell table:style-name="ce6" office:value-type="string" calcext:value-type="string" table:number-columns-spanned="7" table:number-rows-spanned="1">
            <text:p>Receiving</text:p>
          </table:table-cell>
          <table:covered-table-cell table:number-columns-repeated="6" table:style-name="Default"/>
          <table:table-cell table:style-name="ce6" office:value-type="string" calcext:value-type="string" table:number-columns-spanned="2" table:number-rows-spanned="1">
            <text:p>Scoring</text:p>
          </table:table-cell>
          <table:covered-table-cell table:style-name="Default"/>
          <table:table-cell table:style-name="ce6" office:value-type="string" calcext:value-type="string" table:number-columns-spanned="6" table:number-rows-spanned="1">
            <text:p>Fumbles</text:p>
          </table:table-cell>
          <table:covered-table-cell table:number-columns-repeated="5" table:style-name="Default"/>
          <table:table-cell table:style-name="ce6" office:value-type="string" calcext:value-type="string" table:number-columns-spanned="2" table:number-rows-spanned="1">
            <text:p>Of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Def. Snap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ST Snap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Rk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G#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Tm</text:p>
          </table:table-cell>
          <table:table-cell table:style-name="ce5"/>
          <table:table-cell table:style-name="ce2" office:value-type="string" calcext:value-type="string">
            <text:p>Opp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GS</text:p>
          </table:table-cell>
          <table:table-cell table:style-name="ce2" office:value-type="string" calcext:value-type="string">
            <text:p>Cmp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Cmp%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Sk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AY/A</text:p>
          </table:table-cell>
          <table:table-cell table:style-name="ce2" office:value-type="string" calcext:value-type="string">
            <text:p>Att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A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Tgt</text:p>
          </table:table-cell>
          <table:table-cell table:style-name="ce2" office:value-type="string" calcext:value-type="string">
            <text:p>Rec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Y/R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Ctch%</text:p>
          </table:table-cell>
          <table:table-cell table:style-name="ce2" office:value-type="string" calcext:value-type="string">
            <text:p>Y/Tgt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Pts</text:p>
          </table:table-cell>
          <table:table-cell table:style-name="ce2" office:value-type="string" calcext:value-type="string">
            <text:p>Fmb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Yds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P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285" calcext:value-type="float">
            <text:p>23.285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 16-20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2.94" calcext:value-type="float">
            <text:p>52.9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.5</text:p>
          </table:table-cell>
          <table:table-cell office:value-type="float" office:value="3.76" calcext:value-type="float">
            <text:p>3.7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.292" calcext:value-type="float">
            <text:p>23.292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W 27-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.7" calcext:value-type="float">
            <text:p>112.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.55" calcext:value-type="float">
            <text:p>7.55</text:p>
          </table:table-cell>
          <table:table-cell office:value-type="float" office:value="8.55" calcext:value-type="float">
            <text:p>8.5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GNB</text:p>
          </table:table-cell>
          <table:table-cell office:value-type="string" calcext:value-type="string">
            <text:p>W 14-12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7.62" calcext:value-type="float">
            <text:p>47.62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.19" calcext:value-type="float">
            <text:p>6.19</text:p>
          </table:table-cell>
          <table:table-cell office:value-type="float" office:value="8.1" calcext:value-type="float">
            <text:p>8.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09-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.306" calcext:value-type="float">
            <text:p>23.306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 13-19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.8" calcext:value-type="float">
            <text:p>45.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.313" calcext:value-type="float">
            <text:p>23.31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16-12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.2" calcext:value-type="float">
            <text:p>82.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84" calcext:value-type="float">
            <text:p>8.84</text:p>
          </table:table-cell>
          <table:table-cell office:value-type="float" office:value="6.04" calcext:value-type="float">
            <text:p>6.0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.32" calcext:value-type="float">
            <text:p>23.32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W 24-23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9.26" calcext:value-type="float">
            <text:p>59.26</text:p>
          </table:table-cell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3.7" calcext:value-type="float">
            <text:p>133.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.85" calcext:value-type="float">
            <text:p>10.85</text:p>
          </table:table-cell>
          <table:table-cell office:value-type="float" office:value="13.07" calcext:value-type="float">
            <text:p>13.0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.4" calcext:value-type="float">
            <text:p>3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.324" calcext:value-type="float">
            <text:p>23.324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L 6-13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9.13" calcext:value-type="float">
            <text:p>39.13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" calcext:value-type="float">
            <text:p>38.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.3" calcext:value-type="float">
            <text:p>5.3</text:p>
          </table:table-cell>
          <table:table-cell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33" calcext:value-type="float">
            <text:p>3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0-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.334" calcext:value-type="float">
            <text:p>23.334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24-2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.43" calcext:value-type="float">
            <text:p>71.43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.8" calcext:value-type="float">
            <text:p>9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0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3.341" calcext:value-type="float">
            <text:p>23.341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30-20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6.67" calcext:value-type="float">
            <text:p>66.67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7.3" calcext:value-type="float">
            <text:p>127.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.21" calcext:value-type="float">
            <text:p>7.21</text:p>
          </table:table-cell>
          <table:table-cell office:value-type="float" office:value="9.71" calcext:value-type="float">
            <text:p>9.7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.348" calcext:value-type="float">
            <text:p>23.348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28-7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3.16" calcext:value-type="float">
            <text:p>63.16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.89" calcext:value-type="float">
            <text:p>9.8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.86" calcext:value-type="float">
            <text:p>4.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1-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.362" calcext:value-type="float">
            <text:p>23.362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L 21-2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7.78" calcext:value-type="float">
            <text:p>77.78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.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3" calcext:value-type="float">
            <text:p>8.3</text:p>
          </table:table-cell>
          <table:table-cell office:value-type="float" office:value="9.78" calcext:value-type="float">
            <text:p>9.7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.6" calcext:value-type="float">
            <text:p>7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.003" calcext:value-type="float">
            <text:p>24.00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 23-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2.16" calcext:value-type="float">
            <text:p>62.16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4.9" calcext:value-type="float">
            <text:p>104.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92" calcext:value-type="float">
            <text:p>7.9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.89" calcext:value-type="float">
            <text:p>7.8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.01" calcext:value-type="float">
            <text:p>24.01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W 58-0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3.85" calcext:value-type="float">
            <text:p>53.8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.38" calcext:value-type="float">
            <text:p>11.38</text:p>
          </table:table-cell>
          <table:table-cell office:value-type="float" office:value="9.46" calcext:value-type="float">
            <text:p>9.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.017" calcext:value-type="float">
            <text:p>24.017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 50-1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0.87" calcext:value-type="float">
            <text:p>60.87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.4" calcext:value-type="float">
            <text:p>104.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.91" calcext:value-type="float">
            <text:p>8.91</text:p>
          </table:table-cell>
          <table:table-cell office:value-type="float" office:value="9.78" calcext:value-type="float">
            <text:p>9.78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0.22" calcext:value-type="float">
            <text:p>10.2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.024" calcext:value-type="float">
            <text:p>24.024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42-1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1.43" calcext:value-type="float">
            <text:p>71.43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5.3" calcext:value-type="float">
            <text:p>115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14" calcext:value-type="float">
            <text:p>8.14</text:p>
          </table:table-cell>
          <table:table-cell office:value-type="float" office:value="9.81" calcext:value-type="float">
            <text:p>9.8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.83" calcext:value-type="float">
            <text:p>4.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12-12-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.031" calcext:value-type="float">
            <text:p>24.031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TL</text:p>
          </table:table-cell>
          <table:table-cell office:value-type="string" calcext:value-type="string">
            <text:p>W 20-1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8.95" calcext:value-type="float">
            <text:p>78.9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.3" calcext:value-type="float">
            <text:p>136.3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.16" calcext:value-type="float">
            <text:p>13.16</text:p>
          </table:table-cell>
          <table:table-cell office:value-type="float" office:value="14.21" calcext:value-type="float">
            <text:p>14.21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.283" calcext:value-type="float">
            <text:p>24.28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12-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75.76" calcext:value-type="float">
            <text:p>75.76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.7" calcext:value-type="float">
            <text:p>115.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.7" calcext:value-type="float">
            <text:p>9.7</text:p>
          </table:table-cell>
          <table:table-cell office:value-type="float" office:value="10.3" calcext:value-type="float">
            <text:p>10.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29-3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2.11" calcext:value-type="float">
            <text:p>42.1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.9" calcext:value-type="float">
            <text:p>63.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.47" calcext:value-type="float">
            <text:p>7.47</text:p>
          </table:table-cell>
          <table:table-cell office:value-type="float" office:value="6.16" calcext:value-type="float">
            <text:p>6.1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.297" calcext:value-type="float">
            <text:p>24.297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JAX</text:p>
          </table:table-cell>
          <table:table-cell office:value-type="string" calcext:value-type="string">
            <text:p>W 45-1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6.67" calcext:value-type="float">
            <text:p>66.67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7.5" calcext:value-type="float">
            <text:p>117.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.62" calcext:value-type="float">
            <text:p>9.62</text:p>
          </table:table-cell>
          <table:table-cell office:value-type="float" office:value="11.29" calcext:value-type="float">
            <text:p>11.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09-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.304" calcext:value-type="float">
            <text:p>24.304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23-20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2.17" calcext:value-type="float">
            <text:p>52.17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7" calcext:value-type="float">
            <text:p>49.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.35" calcext:value-type="float">
            <text:p>5.35</text:p>
          </table:table-cell>
          <table:table-cell office:value-type="float" office:value="3.39" calcext:value-type="float">
            <text:p>3.39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7.7" calcext:value-type="float">
            <text:p>7.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.311" calcext:value-type="float">
            <text:p>24.31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28-34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8.39" calcext:value-type="float">
            <text:p>48.39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8.7" calcext:value-type="float">
            <text:p>78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77" calcext:value-type="float">
            <text:p>6.77</text:p>
          </table:table-cell>
          <table:table-cell office:value-type="float" office:value="6.61" calcext:value-type="float">
            <text:p>6.61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7.85" calcext:value-type="float">
            <text:p>7.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.318" calcext:value-type="float">
            <text:p>24.318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W 20-13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4.19" calcext:value-type="float">
            <text:p>74.19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.29" calcext:value-type="float">
            <text:p>8.29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6.1" calcext:value-type="float">
            <text:p>6.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.322" calcext:value-type="float">
            <text:p>24.322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 34-22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62.07" calcext:value-type="float">
            <text:p>62.07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2.1" calcext:value-type="float">
            <text:p>122.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8.1" calcext:value-type="float">
            <text:p>8.1</text:p>
          </table:table-cell>
          <table:table-cell office:value-type="float" office:value="10.17" calcext:value-type="float">
            <text:p>10.1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.63" calcext:value-type="float">
            <text:p>3.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0-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.333" calcext:value-type="float">
            <text:p>24.33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W 14-9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5.56" calcext:value-type="float">
            <text:p>55.56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.6" calcext:value-type="float">
            <text:p>117.6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7.72" calcext:value-type="float">
            <text:p>7.72</text:p>
          </table:table-cell>
          <table:table-cell office:value-type="float" office:value="9.94" calcext:value-type="float">
            <text:p>9.9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33" calcext:value-type="float">
            <text:p>5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4.339" calcext:value-type="float">
            <text:p>24.339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3.08" calcext:value-type="float">
            <text:p>73.08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.3" calcext:value-type="float">
            <text:p>9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5" calcext:value-type="float">
            <text:p>8.35</text:p>
          </table:table-cell>
          <table:table-cell office:value-type="float" office:value="6.42" calcext:value-type="float">
            <text:p>6.4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4.346" calcext:value-type="float">
            <text:p>24.346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33-10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3.08" calcext:value-type="float">
            <text:p>73.08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4.6" calcext:value-type="float">
            <text:p>134.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.04" calcext:value-type="float">
            <text:p>11.04</text:p>
          </table:table-cell>
          <table:table-cell office:value-type="float" office:value="12.58" calcext:value-type="float">
            <text:p>12.5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.67" calcext:value-type="float">
            <text:p>6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1-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4.353" calcext:value-type="float">
            <text:p>24.353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41-20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2.22" calcext:value-type="float">
            <text:p>72.22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1.4" calcext:value-type="float">
            <text:p>151.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.78" calcext:value-type="float">
            <text:p>12.7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.003" calcext:value-type="float">
            <text:p>25.003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W 34-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3.33" calcext:value-type="float">
            <text:p>73.33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9.6" calcext:value-type="float">
            <text:p>139.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.33" calcext:value-type="float">
            <text:p>10.33</text:p>
          </table:table-cell>
          <table:table-cell office:value-type="float" office:value="12.33" calcext:value-type="float">
            <text:p>12.3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5.88" calcext:value-type="float">
            <text:p>5.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.009" calcext:value-type="float">
            <text:p>25.009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L 17-19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.9" calcext:value-type="float">
            <text:p>81.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.96" calcext:value-type="float">
            <text:p>7.96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.016" calcext:value-type="float">
            <text:p>25.016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 23-0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66.67" calcext:value-type="float">
            <text:p>66.67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3" calcext:value-type="float">
            <text:p>86.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7.63" calcext:value-type="float">
            <text:p>7.63</text:p>
          </table:table-cell>
          <table:table-cell office:value-type="float" office:value="6.7" calcext:value-type="float">
            <text:p>6.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.25" calcext:value-type="float">
            <text:p>6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.023" calcext:value-type="float">
            <text:p>25.023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L 10-17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0.74" calcext:value-type="float">
            <text:p>40.7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.6" calcext:value-type="float">
            <text:p>49.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.07" calcext:value-type="float">
            <text:p>3.0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3-12-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.03" calcext:value-type="float">
            <text:p>25.03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TL</text:p>
          </table:table-cell>
          <table:table-cell office:value-type="string" calcext:value-type="string">
            <text:p>W 27-9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.22" calcext:value-type="float">
            <text:p>65.22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.1" calcext:value-type="float">
            <text:p>102.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.48" calcext:value-type="float">
            <text:p>7.48</text:p>
          </table:table-cell>
          <table:table-cell office:value-type="float" office:value="8.35" calcext:value-type="float">
            <text:p>8.3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0.2" calcext:value-type="float">
            <text:p>-0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279" calcext:value-type="float">
            <text:p>25.279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GNB</text:p>
          </table:table-cell>
          <table:table-cell office:value-type="string" calcext:value-type="string">
            <text:p>W 36-16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7.86" calcext:value-type="float">
            <text:p>67.86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.9" calcext:value-type="float">
            <text:p>11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82" calcext:value-type="float">
            <text:p>6.82</text:p>
          </table:table-cell>
          <table:table-cell office:value-type="float" office:value="8.25" calcext:value-type="float">
            <text:p>8.2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.14" calcext:value-type="float">
            <text:p>4.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.289" calcext:value-type="float">
            <text:p>25.289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L 21-3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.1" calcext:value-type="float">
            <text:p>119.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.08" calcext:value-type="float">
            <text:p>8.08</text:p>
          </table:table-cell>
          <table:table-cell office:value-type="float" office:value="9.68" calcext:value-type="float">
            <text:p>9.6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09-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5.296" calcext:value-type="float">
            <text:p>25.296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W 26-2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0.59" calcext:value-type="float">
            <text:p>70.59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.59" calcext:value-type="float">
            <text:p>7.59</text:p>
          </table:table-cell>
          <table:table-cell office:value-type="float" office:value="7.44" calcext:value-type="float">
            <text:p>7.4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.311" calcext:value-type="float">
            <text:p>25.31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 27-17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.3" calcext:value-type="float">
            <text:p>127.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.38" calcext:value-type="float">
            <text:p>8.38</text:p>
          </table:table-cell>
          <table:table-cell office:value-type="float" office:value="10.04" calcext:value-type="float">
            <text:p>10.04</text:p>
          </table:table-cell>
          <table:table-cell office:value-type="float" office:value="11" calcext:value-type="float">
            <text:p>11</text:p>
          </table:table-cell>
          <table:table-cell office:value-type="float" office:value="122" calcext:value-type="float">
            <text:p>122</text:p>
          </table:table-cell>
          <table:table-cell office:value-type="float" office:value="11.09" calcext:value-type="float">
            <text:p>11.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.317" calcext:value-type="float">
            <text:p>25.317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L 23-30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.6" calcext:value-type="float">
            <text:p>47.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89" calcext:value-type="float">
            <text:p>2.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.324" calcext:value-type="float">
            <text:p>25.324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 26-2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63.89" calcext:value-type="float">
            <text:p>63.89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.1" calcext:value-type="float">
            <text:p>110.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.69" calcext:value-type="float">
            <text:p>8.69</text:p>
          </table:table-cell>
          <table:table-cell office:value-type="float" office:value="9.81" calcext:value-type="float">
            <text:p>9.81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5.14" calcext:value-type="float">
            <text:p>15.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0-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.331" calcext:value-type="float">
            <text:p>25.33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13-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2.5" calcext:value-type="float">
            <text:p>62.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.5" calcext:value-type="float">
            <text:p>77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22" calcext:value-type="float">
            <text:p>6.22</text:p>
          </table:table-cell>
          <table:table-cell office:value-type="float" office:value="5.44" calcext:value-type="float">
            <text:p>5.4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.83" calcext:value-type="float">
            <text:p>5.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0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.338" calcext:value-type="float">
            <text:p>25.338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OAK</text:p>
          </table:table-cell>
          <table:table-cell office:value-type="string" calcext:value-type="string">
            <text:p>W 30-24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8.57" calcext:value-type="float">
            <text:p>48.57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9" calcext:value-type="float">
            <text:p>63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11" calcext:value-type="float">
            <text:p>5.1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.88" calcext:value-type="float">
            <text:p>3.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0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.345" calcext:value-type="float">
            <text:p>25.345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W 38-17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8.82" calcext:value-type="float">
            <text:p>58.8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.7" calcext:value-type="float">
            <text:p>53.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.12" calcext:value-type="float">
            <text:p>10.12</text:p>
          </table:table-cell>
          <table:table-cell office:value-type="float" office:value="4.82" calcext:value-type="float">
            <text:p>4.82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7.64" calcext:value-type="float">
            <text:p>7.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.352" calcext:value-type="float">
            <text:p>25.352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L 20-2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2.5" calcext:value-type="float">
            <text:p>62.5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.56" calcext:value-type="float">
            <text:p>5.56</text:p>
          </table:table-cell>
          <table:table-cell office:value-type="float" office:value="6.81" calcext:value-type="float">
            <text:p>6.81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8.88" calcext:value-type="float">
            <text:p>8.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.359" calcext:value-type="float">
            <text:p>25.359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W 19-3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7.27" calcext:value-type="float">
            <text:p>77.27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.6" calcext:value-type="float">
            <text:p>121.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9.59" calcext:value-type="float">
            <text:p>9.59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7.3" calcext:value-type="float">
            <text:p>7.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1-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.363" calcext:value-type="float">
            <text:p>25.36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W 19-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68.18" calcext:value-type="float">
            <text:p>68.18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.7" calcext:value-type="float">
            <text:p>118.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.73" calcext:value-type="float">
            <text:p>10.73</text:p>
          </table:table-cell>
          <table:table-cell office:value-type="float" office:value="11.64" calcext:value-type="float">
            <text:p>11.6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0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.008" calcext:value-type="float">
            <text:p>26.008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24-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9.46" calcext:value-type="float">
            <text:p>59.46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.11" calcext:value-type="float">
            <text:p>7.11</text:p>
          </table:table-cell>
          <table:table-cell office:value-type="float" office:value="8.19" calcext:value-type="float">
            <text:p>8.1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.015" calcext:value-type="float">
            <text:p>26.015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17-7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.4" calcext:value-type="float">
            <text:p>69.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.96" calcext:value-type="float">
            <text:p>5.9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.4" calcext:value-type="float">
            <text:p>5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.022" calcext:value-type="float">
            <text:p>26.022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 35-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4.52" calcext:value-type="float">
            <text:p>64.52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2.9" calcext:value-type="float">
            <text:p>122.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.94" calcext:value-type="float">
            <text:p>10.94</text:p>
          </table:table-cell>
          <table:table-cell office:value-type="float" office:value="12.23" calcext:value-type="float">
            <text:p>12.23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4.67" calcext:value-type="float">
            <text:p>14.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014-12-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.029" calcext:value-type="float">
            <text:p>26.029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TL</text:p>
          </table:table-cell>
          <table:table-cell office:value-type="string" calcext:value-type="string">
            <text:p>W 20-6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.9" calcext:value-type="float">
            <text:p>81.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.56" calcext:value-type="float">
            <text:p>9.56</text:p>
          </table:table-cell>
          <table:table-cell office:value-type="float" office:value="7.76" calcext:value-type="float">
            <text:p>7.7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17" calcext:value-type="float">
            <text:p>1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288" calcext:value-type="float">
            <text:p>26.288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 31-34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78.05" calcext:value-type="float">
            <text:p>78.05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1" calcext:value-type="float">
            <text:p>90.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.12" calcext:value-type="float">
            <text:p>6.12</text:p>
          </table:table-cell>
          <table:table-cell office:value-type="float" office:value="5.51" calcext:value-type="float">
            <text:p>5.5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.88" calcext:value-type="float">
            <text:p>3.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.295" calcext:value-type="float">
            <text:p>26.295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 17-2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.33" calcext:value-type="float">
            <text:p>63.33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87" calcext:value-type="float">
            <text:p>6.87</text:p>
          </table:table-cell>
          <table:table-cell office:value-type="float" office:value="6.7" calcext:value-type="float">
            <text:p>6.7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7.8" calcext:value-type="float">
            <text:p>7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09-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.302" calcext:value-type="float">
            <text:p>26.302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HI</text:p>
          </table:table-cell>
          <table:table-cell office:value-type="string" calcext:value-type="string">
            <text:p>W 26-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6.67" calcext:value-type="float">
            <text:p>66.6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.4" calcext:value-type="float">
            <text:p>101.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7.83" calcext:value-type="float">
            <text:p>7.83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.67" calcext:value-type="float">
            <text:p>4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.31" calcext:value-type="float">
            <text:p>26.31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DET</text:p>
          </table:table-cell>
          <table:table-cell office:value-type="string" calcext:value-type="string">
            <text:p>W 13-1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6.92" calcext:value-type="float">
            <text:p>76.92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1.04" calcext:value-type="float">
            <text:p>11.04</text:p>
          </table:table-cell>
          <table:table-cell office:value-type="float" office:value="11.81" calcext:value-type="float">
            <text:p>11.8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.316" calcext:value-type="float">
            <text:p>26.316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.22" calcext:value-type="float">
            <text:p>65.2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" calcext:value-type="float">
            <text:p>91.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.26" calcext:value-type="float">
            <text:p>9.26</text:p>
          </table:table-cell>
          <table:table-cell office:value-type="float" office:value="8.17" calcext:value-type="float">
            <text:p>8.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6.323" calcext:value-type="float">
            <text:p>26.323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L 23-27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7" calcext:value-type="float">
            <text:p>96.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.03" calcext:value-type="float">
            <text:p>8.03</text:p>
          </table:table-cell>
          <table:table-cell office:value-type="float" office:value="8.7" calcext:value-type="float">
            <text:p>8.7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.63" calcext:value-type="float">
            <text:p>6.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0-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6.327" calcext:value-type="float">
            <text:p>26.327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W 20-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.5" calcext:value-type="float">
            <text:p>84.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.79" calcext:value-type="float">
            <text:p>9.79</text:p>
          </table:table-cell>
          <table:table-cell office:value-type="float" office:value="6.88" calcext:value-type="float">
            <text:p>6.8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.86" calcext:value-type="float">
            <text:p>2.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.337" calcext:value-type="float">
            <text:p>26.337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13-12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3.33" calcext:value-type="float">
            <text:p>63.33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.3" calcext:value-type="float">
            <text:p>8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.17" calcext:value-type="float">
            <text:p>6.1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.33" calcext:value-type="float">
            <text:p>5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.351" calcext:value-type="float">
            <text:p>26.351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L 32-39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3.75" calcext:value-type="float">
            <text:p>43.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.2" calcext:value-type="float">
            <text:p>67.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.5</text:p>
          </table:table-cell>
          <table:table-cell office:value-type="float" office:value="6.72" calcext:value-type="float">
            <text:p>6.7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8.67" calcext:value-type="float">
            <text:p>8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.358" calcext:value-type="float">
            <text:p>26.358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29-1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82.76" calcext:value-type="float">
            <text:p>82.76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8.5" calcext:value-type="float">
            <text:p>138.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.97" calcext:value-type="float">
            <text:p>8.97</text:p>
          </table:table-cell>
          <table:table-cell office:value-type="float" office:value="11.03" calcext:value-type="float">
            <text:p>11.0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.33" calcext:value-type="float">
            <text:p>3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1-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W 39-3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7.9" calcext:value-type="float">
            <text:p>147.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office:value-type="float" office:value="14.83" calcext:value-type="float">
            <text:p>14.8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.007" calcext:value-type="float">
            <text:p>27.007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38-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7.78" calcext:value-type="float">
            <text:p>77.78</text:p>
          </table:table-cell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.15" calcext:value-type="float">
            <text:p>10.15</text:p>
          </table:table-cell>
          <table:table-cell office:value-type="float" office:value="12.37" calcext:value-type="float">
            <text:p>12.37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5.67" calcext:value-type="float">
            <text:p>5.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.014" calcext:value-type="float">
            <text:p>27.014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 35-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71.88" calcext:value-type="float">
            <text:p>71.88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9.6" calcext:value-type="float">
            <text:p>13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" calcext:value-type="float">
            <text:p>9.13</text:p>
          </table:table-cell>
          <table:table-cell office:value-type="float" office:value="12.25" calcext:value-type="float">
            <text:p>12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.021" calcext:value-type="float">
            <text:p>27.021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LE</text:p>
          </table:table-cell>
          <table:table-cell office:value-type="string" calcext:value-type="string">
            <text:p>W 30-1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.3" calcext:value-type="float">
            <text:p>128.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3" calcext:value-type="float">
            <text:p>8.3</text:p>
          </table:table-cell>
          <table:table-cell office:value-type="float" office:value="10.3" calcext:value-type="float">
            <text:p>10.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9.2" calcext:value-type="float">
            <text:p>9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5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.028" calcext:value-type="float">
            <text:p>27.028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TL</text:p>
          </table:table-cell>
          <table:table-cell office:value-type="string" calcext:value-type="string">
            <text:p>L 17-2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0.98" calcext:value-type="float">
            <text:p>60.98</text:p>
          </table:table-cell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.4" calcext:value-type="float">
            <text:p>88.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7.05" calcext:value-type="float">
            <text:p>7.05</text:p>
          </table:table-cell>
          <table:table-cell office:value-type="float" office:value="6.93" calcext:value-type="float">
            <text:p>6.9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6.33" calcext:value-type="float">
            <text:p>6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16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.035" calcext:value-type="float">
            <text:p>27.035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 36-6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7.86" calcext:value-type="float">
            <text:p>67.86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3.7" calcext:value-type="float">
            <text:p>123.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.04" calcext:value-type="float">
            <text:p>7.04</text:p>
          </table:table-cell>
          <table:table-cell office:value-type="float" office:value="9.18" calcext:value-type="float">
            <text:p>9.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287" calcext:value-type="float">
            <text:p>27.287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MIA</text:p>
          </table:table-cell>
          <table:table-cell office:value-type="string" calcext:value-type="string">
            <text:p>W 12-1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62.79" calcext:value-type="float">
            <text:p>62.79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.5" calcext:value-type="float">
            <text:p>77.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.42" calcext:value-type="float">
            <text:p>5.4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.294" calcext:value-type="float">
            <text:p>27.294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L 3-9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2.86" calcext:value-type="float">
            <text:p>62.86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7" calcext:value-type="float">
            <text:p>84.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.26" calcext:value-type="float">
            <text:p>7.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09-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7.301" calcext:value-type="float">
            <text:p>27.301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37-18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.22" calcext:value-type="float">
            <text:p>65.22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9" calcext:value-type="float">
            <text:p>114.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.57" calcext:value-type="float">
            <text:p>10.57</text:p>
          </table:table-cell>
          <table:table-cell office:value-type="float" office:value="11.43" calcext:value-type="float">
            <text:p>11.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7.308" calcext:value-type="float">
            <text:p>27.308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 27-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71.88" calcext:value-type="float">
            <text:p>71.88</text:p>
          </table:table-cell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3.5" calcext:value-type="float">
            <text:p>133.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.66" calcext:value-type="float">
            <text:p>9.66</text:p>
          </table:table-cell>
          <table:table-cell office:value-type="float" office:value="11.53" calcext:value-type="float">
            <text:p>11.5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.322" calcext:value-type="float">
            <text:p>27.322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W 26-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7.57" calcext:value-type="float">
            <text:p>67.57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17" calcext:value-type="float">
            <text:p>1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7.329" calcext:value-type="float">
            <text:p>27.329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 6-6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64.86" calcext:value-type="float">
            <text:p>64.86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5" calcext:value-type="float">
            <text:p>81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.08" calcext:value-type="float">
            <text:p>6.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0-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.336" calcext:value-type="float">
            <text:p>27.336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L 20-25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64.71" calcext:value-type="float">
            <text:p>64.71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.8" calcext:value-type="float">
            <text:p>74.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.44" calcext:value-type="float">
            <text:p>7.44</text:p>
          </table:table-cell>
          <table:table-cell office:value-type="float" office:value="6.12" calcext:value-type="float">
            <text:p>6.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.67" calcext:value-type="float">
            <text:p>3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0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.344" calcext:value-type="float">
            <text:p>27.344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BUF</text:p>
          </table:table-cell>
          <table:table-cell office:value-type="string" calcext:value-type="string">
            <text:p>W 31-2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6.92" calcext:value-type="float">
            <text:p>76.92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0.85" calcext:value-type="float">
            <text:p>10.85</text:p>
          </table:table-cell>
          <table:table-cell office:value-type="float" office:value="12.38" calcext:value-type="float">
            <text:p>12.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7.35" calcext:value-type="float">
            <text:p>27.35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W 31-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7.57" calcext:value-type="float">
            <text:p>67.57</text:p>
          </table:table-cell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.6" calcext:value-type="float">
            <text:p>124.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.41" calcext:value-type="float">
            <text:p>9.41</text:p>
          </table:table-cell>
          <table:table-cell office:value-type="float" office:value="11.03" calcext:value-type="float">
            <text:p>11.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.357" calcext:value-type="float">
            <text:p>27.357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W 26-15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8.06" calcext:value-type="float">
            <text:p>58.06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7" calcext:value-type="float">
            <text:p>8.77</text:p>
          </table:table-cell>
          <table:table-cell office:value-type="float" office:value="9.42" calcext:value-type="float">
            <text:p>9.4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%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1-2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.364" calcext:value-type="float">
            <text:p>27.364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L 5-14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1.52" calcext:value-type="float">
            <text:p>51.52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.8" calcext:value-type="float">
            <text:p>38.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.58" calcext:value-type="float">
            <text:p>4.58</text:p>
          </table:table-cell>
          <table:table-cell office:value-type="float" office:value="1.85" calcext:value-type="float">
            <text:p>1.8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8.005" calcext:value-type="float">
            <text:p>28.005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W 40-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2.22" calcext:value-type="float">
            <text:p>72.22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.69" calcext:value-type="float">
            <text:p>7.6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9.67" calcext:value-type="float">
            <text:p>9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.012" calcext:value-type="float">
            <text:p>28.012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 10-38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6.41" calcext:value-type="float">
            <text:p>56.41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.7" calcext:value-type="float">
            <text:p>43.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.15" calcext:value-type="float">
            <text:p>6.15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.75" calcext:value-type="float">
            <text:p>4.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8.016" calcext:value-type="float">
            <text:p>28.016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W 24-3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3.08" calcext:value-type="float">
            <text:p>73.08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2.1" calcext:value-type="float">
            <text:p>122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81" calcext:value-type="float">
            <text:p>8.81</text:p>
          </table:table-cell>
          <table:table-cell office:value-type="float" office:value="9.38" calcext:value-type="float">
            <text:p>9.3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6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.025" calcext:value-type="float">
            <text:p>28.025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L 31-3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4.44" calcext:value-type="float">
            <text:p>64.44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7.8" calcext:value-type="float">
            <text:p>117.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7.78" calcext:value-type="float">
            <text:p>7.78</text:p>
          </table:table-cell>
          <table:table-cell office:value-type="float" office:value="9.56" calcext:value-type="float">
            <text:p>9.5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.6" calcext:value-type="float">
            <text:p>3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17-01-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.033" calcext:value-type="float">
            <text:p>28.03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W 25-23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9.38" calcext:value-type="float">
            <text:p>59.38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6" calcext:value-type="float">
            <text:p>95.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.06" calcext:value-type="float">
            <text:p>8.06</text:p>
          </table:table-cell>
          <table:table-cell office:value-type="float" office:value="8.69" calcext:value-type="float">
            <text:p>8.6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285" calcext:value-type="float">
            <text:p>28.285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L 9-1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1.85" calcext:value-type="float">
            <text:p>51.8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7" calcext:value-type="float">
            <text:p>69.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.292" calcext:value-type="float">
            <text:p>28.292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12-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8.97" calcext:value-type="float">
            <text:p>58.97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9" calcext:value-type="float">
            <text:p>80.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.08" calcext:value-type="float">
            <text:p>5.08</text:p>
          </table:table-cell>
          <table:table-cell office:value-type="float" office:value="5.59" calcext:value-type="float">
            <text:p>5.59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.83" calcext:value-type="float">
            <text:p>2.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09-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.299" calcext:value-type="float">
            <text:p>28.299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L 27-33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9.18" calcext:value-type="float">
            <text:p>59.18</text:p>
          </table:table-cell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0.3" calcext:value-type="float">
            <text:p>110.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1" calcext:value-type="float">
            <text:p>7.61</text:p>
          </table:table-cell>
          <table:table-cell office:value-type="float" office:value="9.24" calcext:value-type="float">
            <text:p>9.2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.71" calcext:value-type="float">
            <text:p>3.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8.306" calcext:value-type="float">
            <text:p>28.306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W 46-1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80.77" calcext:value-type="float">
            <text:p>80.77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.5" calcext:value-type="float">
            <text:p>107.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.35" calcext:value-type="float">
            <text:p>11.35</text:p>
          </table:table-cell>
          <table:table-cell office:value-type="float" office:value="9.42" calcext:value-type="float">
            <text:p>9.4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.313" calcext:value-type="float">
            <text:p>28.31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W 16-1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64.86" calcext:value-type="float">
            <text:p>64.86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.2" calcext:value-type="float">
            <text:p>76.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.35" calcext:value-type="float">
            <text:p>5.35</text:p>
          </table:table-cell>
          <table:table-cell office:value-type="float" office:value="4.68" calcext:value-type="float">
            <text:p>4.6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.327" calcext:value-type="float">
            <text:p>28.327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 24-7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69.23" calcext:value-type="float">
            <text:p>69.23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1.1" calcext:value-type="float">
            <text:p>121.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.56" calcext:value-type="float">
            <text:p>8.56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0-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.334" calcext:value-type="float">
            <text:p>28.334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U</text:p>
          </table:table-cell>
          <table:table-cell office:value-type="string" calcext:value-type="string">
            <text:p>W 41-38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3.41" calcext:value-type="float">
            <text:p>63.41</text:p>
          </table:table-cell>
          <table:table-cell office:value-type="float" office:value="452" calcext:value-type="float">
            <text:p>4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3.2" calcext:value-type="float">
            <text:p>123.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.02" calcext:value-type="float">
            <text:p>11.02</text:p>
          </table:table-cell>
          <table:table-cell office:value-type="float" office:value="11.88" calcext:value-type="float">
            <text:p>11.8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0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.341" calcext:value-type="float">
            <text:p>28.341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WAS</text:p>
          </table:table-cell>
          <table:table-cell office:value-type="string" calcext:value-type="string">
            <text:p>L 14-1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3.33" calcext:value-type="float">
            <text:p>53.33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  <table:table-cell office:value-type="float" office:value="5.49" calcext:value-type="float">
            <text:p>5.49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7.7" calcext:value-type="float">
            <text:p>7.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0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.345" calcext:value-type="float">
            <text:p>28.345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 22-1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8.75" calcext:value-type="float">
            <text:p>68.75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.2" calcext:value-type="float">
            <text:p>111.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.44" calcext:value-type="float">
            <text:p>7.44</text:p>
          </table:table-cell>
          <table:table-cell office:value-type="float" office:value="8.69" calcext:value-type="float">
            <text:p>8.6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8.356" calcext:value-type="float">
            <text:p>28.356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ATL</text:p>
          </table:table-cell>
          <table:table-cell office:value-type="string" calcext:value-type="string">
            <text:p>L 31-3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1.9" calcext:value-type="float">
            <text:p>61.9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.2" calcext:value-type="float">
            <text:p>85.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.14" calcext:value-type="float">
            <text:p>6.14</text:p>
          </table:table-cell>
          <table:table-cell office:value-type="float" office:value="6.02" calcext:value-type="float">
            <text:p>6.02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.29" calcext:value-type="float">
            <text:p>12.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1-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8.362" calcext:value-type="float">
            <text:p>28.362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W 24-1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8.82" calcext:value-type="float">
            <text:p>58.82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6.4" calcext:value-type="float">
            <text:p>8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1" calcext:value-type="float">
            <text:p>6.71</text:p>
          </table:table-cell>
          <table:table-cell office:value-type="float" office:value="6.56" calcext:value-type="float">
            <text:p>6.5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.57" calcext:value-type="float">
            <text:p>3.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0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9.004" calcext:value-type="float">
            <text:p>29.004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W 24-1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4.52" calcext:value-type="float">
            <text:p>64.52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8.6" calcext:value-type="float">
            <text:p>118.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.32" calcext:value-type="float">
            <text:p>7.32</text:p>
          </table:table-cell>
          <table:table-cell office:value-type="float" office:value="9.26" calcext:value-type="float">
            <text:p>9.2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.17" calcext:value-type="float">
            <text:p>5.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.011" calcext:value-type="float">
            <text:p>29.01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L 24-30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4.84" calcext:value-type="float">
            <text:p>54.84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6.9" calcext:value-type="float">
            <text:p>76.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.74" calcext:value-type="float">
            <text:p>8.74</text:p>
          </table:table-cell>
          <table:table-cell office:value-type="float" office:value="6.32" calcext:value-type="float">
            <text:p>6.3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.018" calcext:value-type="float">
            <text:p>29.018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L 7-42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.67" calcext:value-type="float">
            <text:p>46.67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.8" calcext:value-type="float">
            <text:p>71.8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4.73" calcext:value-type="float">
            <text:p>4.73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.8" calcext:value-type="float">
            <text:p>7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.025" calcext:value-type="float">
            <text:p>29.025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21-12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6.67" calcext:value-type="float">
            <text:p>66.67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.8" calcext:value-type="float">
            <text:p>107.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.43" calcext:value-type="float">
            <text:p>4.43</text:p>
          </table:table-cell>
          <table:table-cell office:value-type="float" office:value="6.33" calcext:value-type="float">
            <text:p>6.3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.22" calcext:value-type="float">
            <text:p>3.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017-12-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9.032" calcext:value-type="float">
            <text:p>29.032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L 24-26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62.07" calcext:value-type="float">
            <text:p>62.07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.5" calcext:value-type="float">
            <text:p>108.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.62" calcext:value-type="float">
            <text:p>7.6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.2" calcext:value-type="float">
            <text:p>7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.284" calcext:value-type="float">
            <text:p>29.284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24-2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7.58" calcext:value-type="float">
            <text:p>57.58</text:p>
          </table:table-cell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2.7" calcext:value-type="float">
            <text:p>92.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.03" calcext:value-type="float">
            <text:p>9.03</text:p>
          </table:table-cell>
          <table:table-cell office:value-type="float" office:value="8.12" calcext:value-type="float">
            <text:p>8.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.292" calcext:value-type="float">
            <text:p>29.292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 17-2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61.11" calcext:value-type="float">
            <text:p>61.11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6.1" calcext:value-type="float">
            <text:p>86.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.28" calcext:value-type="float">
            <text:p>6.28</text:p>
          </table:table-cell>
          <table:table-cell office:value-type="float" office:value="6.14" calcext:value-type="float">
            <text:p>6.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.67" calcext:value-type="float">
            <text:p>5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.298" calcext:value-type="float">
            <text:p>29.298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W 24-13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61.54" calcext:value-type="float">
            <text:p>61.5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9.8" calcext:value-type="float">
            <text:p>109.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38" calcext:value-type="float">
            <text:p>7.38</text:p>
          </table:table-cell>
          <table:table-cell office:value-type="float" office:value="8.92" calcext:value-type="float">
            <text:p>8.9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09-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.305" calcext:value-type="float">
            <text:p>29.305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 20-1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3.08" calcext:value-type="float">
            <text:p>73.08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.62" calcext:value-type="float">
            <text:p>6.6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.25" calcext:value-type="float">
            <text:p>5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.312" calcext:value-type="float">
            <text:p>29.312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L 31-33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1.9" calcext:value-type="float">
            <text:p>61.9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2.5" calcext:value-type="float">
            <text:p>132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.43" calcext:value-type="float">
            <text:p>9.43</text:p>
          </table:table-cell>
          <table:table-cell office:value-type="float" office:value="12.29" calcext:value-type="float">
            <text:p>12.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.319" calcext:value-type="float">
            <text:p>29.319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W 27-3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3.91" calcext:value-type="float">
            <text:p>73.91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5.4" calcext:value-type="float">
            <text:p>125.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.65" calcext:value-type="float">
            <text:p>9.65</text:p>
          </table:table-cell>
          <table:table-cell office:value-type="float" office:value="10.3" calcext:value-type="float">
            <text:p>10.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0-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.333" calcext:value-type="float">
            <text:p>29.333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28-14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2.35" calcext:value-type="float">
            <text:p>82.35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.59" calcext:value-type="float">
            <text:p>14.59</text:p>
          </table:table-cell>
          <table:table-cell office:value-type="float" office:value="18.12" calcext:value-type="float">
            <text:p>18.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0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.34" calcext:value-type="float">
            <text:p>29.34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LAC</text:p>
          </table:table-cell>
          <table:table-cell office:value-type="string" calcext:value-type="string">
            <text:p>L 17-25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6.67" calcext:value-type="float">
            <text:p>66.67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9.2" calcext:value-type="float">
            <text:p>89.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6.03" calcext:value-type="float">
            <text:p>6.03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8.2" calcext:value-type="float">
            <text:p>8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9.347" calcext:value-type="float">
            <text:p>29.347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L 31-36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5.38" calcext:value-type="float">
            <text:p>65.38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3.2" calcext:value-type="float">
            <text:p>123.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.77" calcext:value-type="float">
            <text:p>6.77</text:p>
          </table:table-cell>
          <table:table-cell office:value-type="float" office:value="9.08" calcext:value-type="float">
            <text:p>9.08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0.22" calcext:value-type="float">
            <text:p>10.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.351" calcext:value-type="float">
            <text:p>29.351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GNB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7.74" calcext:value-type="float">
            <text:p>67.74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.3" calcext:value-type="float">
            <text:p>110.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.26" calcext:value-type="float">
            <text:p>7.26</text:p>
          </table:table-cell>
          <table:table-cell office:value-type="float" office:value="8.55" calcext:value-type="float">
            <text:p>8.5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%</text:p>
          </table:table-cell>
          <table:table-cell office:value-type="float" office:value="-11" calcext:value-type="float">
            <text:p>-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1-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.361" calcext:value-type="float">
            <text:p>29.36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30-2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70.97" calcext:value-type="float">
            <text:p>70.97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8.3" calcext:value-type="float">
            <text:p>128.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.94" calcext:value-type="float">
            <text:p>10.94</text:p>
          </table:table-cell>
          <table:table-cell office:value-type="float" office:value="12.23" calcext:value-type="float">
            <text:p>12.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3" calcext:value-type="float">
            <text:p>1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.003" calcext:value-type="float">
            <text:p>30.003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43-16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4.71" calcext:value-type="float">
            <text:p>64.71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0.9" calcext:value-type="float">
            <text:p>140.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.88" calcext:value-type="float">
            <text:p>10.88</text:p>
          </table:table-cell>
          <table:table-cell office:value-type="float" office:value="15.59" calcext:value-type="float">
            <text:p>15.5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.011" calcext:value-type="float">
            <text:p>30.011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21-7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.9" calcext:value-type="float">
            <text:p>37.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1.35" calcext:value-type="float">
            <text:p>1.35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8.71" calcext:value-type="float">
            <text:p>8.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.017" calcext:value-type="float">
            <text:p>30.017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L 23-2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4.19" calcext:value-type="float">
            <text:p>74.19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.3" calcext:value-type="float">
            <text:p>117.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.65" calcext:value-type="float">
            <text:p>7.65</text:p>
          </table:table-cell>
          <table:table-cell office:value-type="float" office:value="8.94" calcext:value-type="float">
            <text:p>8.9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.024" calcext:value-type="float">
            <text:p>30.024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KAN</text:p>
          </table:table-cell>
          <table:table-cell office:value-type="string" calcext:value-type="string">
            <text:p>W 38-31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62.07" calcext:value-type="float">
            <text:p>62.07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7.2" calcext:value-type="float">
            <text:p>127.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.34" calcext:value-type="float">
            <text:p>9.34</text:p>
          </table:table-cell>
          <table:table-cell office:value-type="float" office:value="11.41" calcext:value-type="float">
            <text:p>11.4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7.13" calcext:value-type="float">
            <text:p>7.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018-12-3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.031" calcext:value-type="float">
            <text:p>30.031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7.14" calcext:value-type="float">
            <text:p>57.14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.9" calcext:value-type="float">
            <text:p>75.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7.24" calcext:value-type="float">
            <text:p>7.24</text:p>
          </table:table-cell>
          <table:table-cell office:value-type="float" office:value="6.05" calcext:value-type="float">
            <text:p>6.0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.283" calcext:value-type="float">
            <text:p>30.283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IN</text:p>
          </table:table-cell>
          <table:table-cell office:value-type="string" calcext:value-type="string">
            <text:p>W 21-20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4.4" calcext:value-type="float">
            <text:p>134.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9.75" calcext:value-type="float">
            <text:p>9.75</text:p>
          </table:table-cell>
          <table:table-cell office:value-type="float" office:value="11.75" calcext:value-type="float">
            <text:p>11.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.29" calcext:value-type="float">
            <text:p>30.29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 28-26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82.86" calcext:value-type="float">
            <text:p>82.86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.57" calcext:value-type="float">
            <text:p>8.57</text:p>
          </table:table-cell>
          <table:table-cell office:value-type="float" office:value="10.29" calcext:value-type="float">
            <text:p>10.2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.67" calcext:value-type="float">
            <text:p>3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.297" calcext:value-type="float">
            <text:p>30.297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L 27-33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.6" calcext:value-type="float">
            <text:p>10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2" calcext:value-type="float">
            <text:p>8.12</text:p>
          </table:table-cell>
          <table:table-cell office:value-type="float" office:value="8.92" calcext:value-type="float">
            <text:p>8.9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7.29" calcext:value-type="float">
            <text:p>7.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09-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.304" calcext:value-type="float">
            <text:p>30.304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 27-1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8.57" calcext:value-type="float">
            <text:p>78.57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3" calcext:value-type="float">
            <text:p>114.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.57" calcext:value-type="float">
            <text:p>8.57</text:p>
          </table:table-cell>
          <table:table-cell office:value-type="float" office:value="9.29" calcext:value-type="float">
            <text:p>9.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.308" calcext:value-type="float">
            <text:p>30.308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W 30-29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3.91" calcext:value-type="float">
            <text:p>73.91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1.8" calcext:value-type="float">
            <text:p>151.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.65" calcext:value-type="float">
            <text:p>11.65</text:p>
          </table:table-cell>
          <table:table-cell office:value-type="float" office:value="15.13" calcext:value-type="float">
            <text:p>15.1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.318" calcext:value-type="float">
            <text:p>30.318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32-2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9.7" calcext:value-type="float">
            <text:p>69.7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.6" calcext:value-type="float">
            <text:p>117.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.94" calcext:value-type="float">
            <text:p>8.94</text:p>
          </table:table-cell>
          <table:table-cell office:value-type="float" office:value="10.15" calcext:value-type="float">
            <text:p>10.1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.44" calcext:value-type="float">
            <text:p>3.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.325" calcext:value-type="float">
            <text:p>30.325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L 16-30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8.78" calcext:value-type="float">
            <text:p>48.78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.2" calcext:value-type="float">
            <text:p>65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5.27" calcext:value-type="float">
            <text:p>5.2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0-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.332" calcext:value-type="float">
            <text:p>30.332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27-20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1.7" calcext:value-type="float">
            <text:p>131.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.1" calcext:value-type="float">
            <text:p>9.1</text:p>
          </table:table-cell>
          <table:table-cell office:value-type="float" office:value="11.1" calcext:value-type="float">
            <text:p>11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0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0.339" calcext:value-type="float">
            <text:p>30.339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TAM</text:p>
          </table:table-cell>
          <table:table-cell office:value-type="string" calcext:value-type="string">
            <text:p>W 40-3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67.44" calcext:value-type="float">
            <text:p>67.44</text:p>
          </table:table-cell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3.7" calcext:value-type="float">
            <text:p>133.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8.79" calcext:value-type="float">
            <text:p>8.79</text:p>
          </table:table-cell>
          <table:table-cell office:value-type="float" office:value="11.12" calcext:value-type="float">
            <text:p>11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347" calcext:value-type="float">
            <text:p>30.347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W 27-24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0.59" calcext:value-type="float">
            <text:p>70.59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9" calcext:value-type="float">
            <text:p>86.9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.82" calcext:value-type="float">
            <text:p>6.82</text:p>
          </table:table-cell>
          <table:table-cell office:value-type="float" office:value="6.09" calcext:value-type="float">
            <text:p>6.09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8.83" calcext:value-type="float">
            <text:p>8.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1-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.36" calcext:value-type="float">
            <text:p>30.36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17-9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.4" calcext:value-type="float">
            <text:p>75.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.003" calcext:value-type="float">
            <text:p>31.003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37-3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7.74" calcext:value-type="float">
            <text:p>67.74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.9" calcext:value-type="float">
            <text:p>98.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.74" calcext:value-type="float">
            <text:p>7.74</text:p>
          </table:table-cell>
          <table:table-cell office:value-type="float" office:value="7.58" calcext:value-type="float">
            <text:p>7.5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.25" calcext:value-type="float">
            <text:p>3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0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.009" calcext:value-type="float">
            <text:p>31.009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L 12-28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61.11" calcext:value-type="float">
            <text:p>61.11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.8" calcext:value-type="float">
            <text:p>69.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.81" calcext:value-type="float">
            <text:p>6.81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.6" calcext:value-type="float">
            <text:p>5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1.016" calcext:value-type="float">
            <text:p>31.016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 30-2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6.92" calcext:value-type="float">
            <text:p>76.92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7.7" calcext:value-type="float">
            <text:p>137.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.54" calcext:value-type="float">
            <text:p>12.5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0.33" calcext:value-type="float">
            <text:p>-0.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.023" calcext:value-type="float">
            <text:p>31.023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L 13-2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1.61" calcext:value-type="float">
            <text:p>51.61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.6" calcext:value-type="float">
            <text:p>78.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5.45" calcext:value-type="float">
            <text:p>5.45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019-12-2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1.03" calcext:value-type="float">
            <text:p>31.03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L 21-26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2.5" calcext:value-type="float">
            <text:p>62.5</text:p>
          </table:table-cell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.1" calcext:value-type="float">
            <text:p>95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.83" calcext:value-type="float">
            <text:p>5.83</text:p>
          </table:table-cell>
          <table:table-cell office:value-type="float" office:value="6.83" calcext:value-type="float">
            <text:p>6.8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.63" calcext:value-type="float">
            <text:p>3.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.289" calcext:value-type="float">
            <text:p>31.289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38-25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88.57" calcext:value-type="float">
            <text:p>88.57</text:p>
          </table:table-cell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3.1" calcext:value-type="float">
            <text:p>143.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9.2" calcext:value-type="float">
            <text:p>9.2</text:p>
          </table:table-cell>
          <table:table-cell office:value-type="float" office:value="11.49" calcext:value-type="float">
            <text:p>11.4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9.67" calcext:value-type="float">
            <text:p>9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.296" calcext:value-type="float">
            <text:p>31.296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NWE</text:p>
          </table:table-cell>
          <table:table-cell office:value-type="string" calcext:value-type="string">
            <text:p>W 35-3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2.1" calcext:value-type="float">
            <text:p>132.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.29" calcext:value-type="float">
            <text:p>10.29</text:p>
          </table:table-cell>
          <table:table-cell office:value-type="float" office:value="12.25" calcext:value-type="float">
            <text:p>12.2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.8" calcext:value-type="float">
            <text:p>7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09-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.303" calcext:value-type="float">
            <text:p>31.303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W 38-3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7.5" calcext:value-type="float">
            <text:p>67.5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0.7" calcext:value-type="float">
            <text:p>130.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.88" calcext:value-type="float">
            <text:p>7.88</text:p>
          </table:table-cell>
          <table:table-cell office:value-type="float" office:value="10.38" calcext:value-type="float">
            <text:p>10.3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.67" calcext:value-type="float">
            <text:p>3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.31" calcext:value-type="float">
            <text:p>31.3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31-2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70.59" calcext:value-type="float">
            <text:p>70.59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2.4" calcext:value-type="float">
            <text:p>112.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.59" calcext:value-type="float">
            <text:p>10.59</text:p>
          </table:table-cell>
          <table:table-cell office:value-type="float" office:value="10.44" calcext:value-type="float">
            <text:p>10.4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1.317" calcext:value-type="float">
            <text:p>31.317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W 27-2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2.5" calcext:value-type="float">
            <text:p>62.5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.7" calcext:value-type="float">
            <text:p>100.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.78" calcext:value-type="float">
            <text:p>6.78</text:p>
          </table:table-cell>
          <table:table-cell office:value-type="float" office:value="7.25" calcext:value-type="float">
            <text:p>7.25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1.6" calcext:value-type="float">
            <text:p>11.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0-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1.331" calcext:value-type="float">
            <text:p>31.33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 34-37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4.4" calcext:value-type="float">
            <text:p>84.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.76" calcext:value-type="float">
            <text:p>7.76</text:p>
          </table:table-cell>
          <table:table-cell office:value-type="float" office:value="6.26" calcext:value-type="float">
            <text:p>6.26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.338" calcext:value-type="float">
            <text:p>31.338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FO</text:p>
          </table:table-cell>
          <table:table-cell office:value-type="string" calcext:value-type="string">
            <text:p>W 37-27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72.97" calcext:value-type="float">
            <text:p>72.97</text:p>
          </table:table-cell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8.3" calcext:value-type="float">
            <text:p>128.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.05" calcext:value-type="float">
            <text:p>7.05</text:p>
          </table:table-cell>
          <table:table-cell office:value-type="float" office:value="9.22" calcext:value-type="float">
            <text:p>9.2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.83" calcext:value-type="float">
            <text:p>3.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.345" calcext:value-type="float">
            <text:p>31.345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 34-4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68.29" calcext:value-type="float">
            <text:p>68.29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4.6" calcext:value-type="float">
            <text:p>94.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9.51" calcext:value-type="float">
            <text:p>9.51</text:p>
          </table:table-cell>
          <table:table-cell office:value-type="float" office:value="8.29" calcext:value-type="float">
            <text:p>8.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.352" calcext:value-type="float">
            <text:p>31.352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L 16-2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9.46" calcext:value-type="float">
            <text:p>59.46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.7" calcext:value-type="float">
            <text:p>6.7</text:p>
          </table:table-cell>
          <table:table-cell office:value-type="float" office:value="4.27" calcext:value-type="float">
            <text:p>4.2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7.5" calcext:value-type="float">
            <text:p>7.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1.356" calcext:value-type="float">
            <text:p>31.356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W 28-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82.14" calcext:value-type="float">
            <text:p>82.14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.8" calcext:value-type="float">
            <text:p>119.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.04" calcext:value-type="float">
            <text:p>7.04</text:p>
          </table:table-cell>
          <table:table-cell office:value-type="float" office:value="8.46" calcext:value-type="float">
            <text:p>8.4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.2" calcext:value-type="float">
            <text:p>4.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1-3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2.001" calcext:value-type="float">
            <text:p>32.00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23-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70.97" calcext:value-type="float">
            <text:p>70.9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42" calcext:value-type="float">
            <text:p>7.42</text:p>
          </table:table-cell>
          <table:table-cell office:value-type="float" office:value="8.06" calcext:value-type="float">
            <text:p>8.0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2.007" calcext:value-type="float">
            <text:p>32.007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NYG</text:p>
          </table:table-cell>
          <table:table-cell office:value-type="string" calcext:value-type="string">
            <text:p>L 12-17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62.79" calcext:value-type="float">
            <text:p>62.79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6.12" calcext:value-type="float">
            <text:p>6.12</text:p>
          </table:table-cell>
          <table:table-cell office:value-type="float" office:value="5.53" calcext:value-type="float">
            <text:p>5.5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.43" calcext:value-type="float">
            <text:p>6.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.014" calcext:value-type="float">
            <text:p>32.014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NYJ</text:p>
          </table:table-cell>
          <table:table-cell office:value-type="string" calcext:value-type="string">
            <text:p>W 40-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7.78" calcext:value-type="float">
            <text:p>77.78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2.6" calcext:value-type="float">
            <text:p>12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3" calcext:value-type="float">
            <text:p>7.63</text:p>
          </table:table-cell>
          <table:table-cell office:value-type="float" office:value="8.93" calcext:value-type="float">
            <text:p>8.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.021" calcext:value-type="float">
            <text:p>32.02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 20-15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66.67" calcext:value-type="float">
            <text:p>66.67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.2" calcext:value-type="float">
            <text:p>7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office:value-type="float" office:value="3.56" calcext:value-type="float">
            <text:p>3.56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8.67" calcext:value-type="float">
            <text:p>8.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-12-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.028" calcext:value-type="float">
            <text:p>32.028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LAR</text:p>
          </table:table-cell>
          <table:table-cell office:value-type="string" calcext:value-type="string">
            <text:p>W 20-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2.5" calcext:value-type="float">
            <text:p>62.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9" calcext:value-type="float">
            <text:p>93.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.03" calcext:value-type="float">
            <text:p>7.03</text:p>
          </table:table-cell>
          <table:table-cell office:value-type="float" office:value="7.66" calcext:value-type="float">
            <text:p>7.6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1-01-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2.035" calcext:value-type="float">
            <text:p>32.035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W 26-2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5.56" calcext:value-type="float">
            <text:p>55.56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8" calcext:value-type="float">
            <text:p>87.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.03" calcext:value-type="float">
            <text:p>5.03</text:p>
          </table:table-cell>
          <table:table-cell office:value-type="float" office:value="6.14" calcext:value-type="float">
            <text:p>6.1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.8" calcext:value-type="float">
            <text:p>5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</table:table>
      <table:named-expressions>
        <table:named-range table:name="HTML_1" table:base-cell-address="$Sheet1.$A$1" table:cell-range-address="$Sheet1.$A$1:.$AU$146"/>
        <table:named-range table:name="HTML_all" table:base-cell-address="$Sheet1.$A$1" table:cell-range-address="$Sheet1.$A$1:.$AU$146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6469" meta:object-count="0"/>
    <meta:generator>LibreOffice/6.4.6.2$Linux_X86_64 LibreOffice_project/40$Build-2</meta:generator>
  </office:meta>
</office:document-meta>
</file>